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16730"/>
    </style:style>
    <style:style style:name="P2" style:family="paragraph" style:parent-style-name="Standard">
      <style:text-properties officeooo:rsid="0013a127" officeooo:paragraph-rsid="0013a127"/>
    </style:style>
    <style:style style:name="P3" style:family="paragraph" style:parent-style-name="Standard">
      <style:text-properties officeooo:rsid="0013a127" officeooo:paragraph-rsid="00171dee"/>
    </style:style>
    <style:style style:name="P4" style:family="paragraph" style:parent-style-name="Standard">
      <style:text-properties officeooo:rsid="0013a127" officeooo:paragraph-rsid="001b188c"/>
    </style:style>
    <style:style style:name="P5" style:family="paragraph" style:parent-style-name="Standard">
      <style:text-properties officeooo:paragraph-rsid="0013a127"/>
    </style:style>
    <style:style style:name="P6" style:family="paragraph" style:parent-style-name="Standard">
      <style:text-properties officeooo:rsid="0013deb9" officeooo:paragraph-rsid="0013deb9"/>
    </style:style>
    <style:style style:name="P7" style:family="paragraph" style:parent-style-name="Standard">
      <style:text-properties officeooo:rsid="001496fd" officeooo:paragraph-rsid="001496fd"/>
    </style:style>
    <style:style style:name="P8" style:family="paragraph" style:parent-style-name="Standard">
      <style:text-properties officeooo:rsid="0015337d" officeooo:paragraph-rsid="0015337d"/>
    </style:style>
    <style:style style:name="P9" style:family="paragraph" style:parent-style-name="Standard">
      <style:text-properties officeooo:paragraph-rsid="00171dee"/>
    </style:style>
    <style:style style:name="P10" style:family="paragraph" style:parent-style-name="Standard">
      <style:text-properties officeooo:paragraph-rsid="001b188c"/>
    </style:style>
    <style:style style:name="T1" style:family="text">
      <style:text-properties officeooo:rsid="000ad05b"/>
    </style:style>
    <style:style style:name="T2" style:family="text">
      <style:text-properties officeooo:rsid="000c5258"/>
    </style:style>
    <style:style style:name="T3" style:family="text">
      <style:text-properties officeooo:rsid="0015337d"/>
    </style:style>
    <style:style style:name="T4" style:family="text">
      <style:text-properties officeooo:rsid="00171dee"/>
    </style:style>
    <style:style style:name="T5" style:family="text">
      <style:text-properties officeooo:rsid="001b18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./spark-shell</text:p>
      <text:p text:style-name="Standard">import org.apache.spark._</text:p>
      <text:p text:style-name="Standard"/>
      <text:p text:style-name="Standard">val inputRDD = sc.textFile("/home/darsini/Downloads/BillboardHot100.csv")</text:p>
      <text:p text:style-name="Standard">val numRows = inputRDD.count()</text:p>
      <text:p text:style-name="Standard">val numColumns = inputRDD.first().split(",").length</text:p>
      <text:p text:style-name="Standard">println(s"The dataset has $numRows rows and $numColumns columns.")</text:p>
      <text:p text:style-name="Standard">println("\nSample data: ") ; inputRDD.take(20).foreach(println)</text:p>
      <text:p text:style-name="Standard"/>
      <text:p text:style-name="Standard">val header = inputRDD.first()</text:p>
      <text:p text:style-name="Standard">val dataRDD = inputRDD.filter(row =&gt; row != header)</text:p>
      <text:p text:style-name="Standard"/>
      <text:p text:style-name="Standard"/>
      <text:p text:style-name="P8">1. </text:p>
      <text:p text:style-name="P8">val uniqueSongsCount = dataRDD.map(_.split(",")(2)).distinct().count()</text:p>
      <text:p text:style-name="P8">println(s"The number of unique songs in the dataset: $uniqueSongsCount")</text:p>
      <text:p text:style-name="Standard"/>
      <text:p text:style-name="P2"><text:span text:style-name="T3">2</text:span>. </text:p>
      <text:p text:style-name="Standard">val topTenSongsRDD = dataRDD.filter(row =&gt; row.split(",")(1).toInt &lt;= 10)</text:p>
      <text:p text:style-name="Standard">val avgWeeksTopTen = topTenSongsRDD.map(row =&gt; row.split(",")(6).toInt).mean()</text:p>
      <text:p text:style-name="Standard">println(s"The average number of weeks on the chart for songs that reached the top 10: $avgWeeksTopTen")</text:p>
      <text:p text:style-name="Standard"/>
      <text:p text:style-name="P2"/>
      <text:p text:style-name="P8">3.</text:p>
      <text:p text:style-name="Standard">val performerCountRDD = dataRDD.map(row =&gt; (row.split(",")(3), 1))</text:p>
      <text:p text:style-name="Standard">val artistEntryCountRDD = performerCountRDD.reduceByKey(_ + _)</text:p>
      <text:p text:style-name="Standard">val top10Artists = artistEntryCountRDD.sortBy(_._2, ascending = false).take(10)</text:p>
      <text:p text:style-name="Standard">top10Artists.foreach { case (artist, count) =&gt; println(s"Artist: $artist, Entry Count: $count")}</text:p>
      <text:p text:style-name="Standard"/>
      <text:p text:style-name="Standard"/>
      <text:p text:style-name="P4"><text:span text:style-name="T5">4</text:span>.</text:p>
      <text:p text:style-name="P10">val songTotalWeeksRDD = <text:span text:style-name="T1">data</text:span>RDD.map(row =&gt; (row.split(",")(2), row.split(",")(<text:span text:style-name="T1">6</text:span>).toInt))</text:p>
      <text:p text:style-name="P10">val mostSuccessfulSong = songTotalWeeksRDD.reduceByKey(_ + _).sortBy(_._2, ascending = false).first()._1</text:p>
      <text:p text:style-name="P4">println(s"The most successful song based on total weeks on the chart: $mostSuccessfulSong")</text:p>
      <text:p text:style-name="P10"/>
      <text:p text:style-name="Standard"/>
      <text:p text:style-name="P3"/>
      <text:p text:style-name="P3"><text:span text:style-name="T4">5</text:span>.</text:p>
      <text:p text:style-name="P9">val positionDropRDD = <text:span text:style-name="T2">data</text:span>RDD.map(row =&gt; (row.split(",")(2), row.split(",")(<text:span text:style-name="T2">4</text:span>).toInt - row.split(",")(1).toInt))</text:p>
      <text:p text:style-name="P9">val maxPositionDrop = positionDropRDD.map(_._2).max()</text:p>
      <text:p text:style-name="P9">val songWithMaxDrop = positionDropRDD.filter(_._2 == maxPositionDrop).map(_._1).collect()(0)</text:p>
      <text:p text:style-name="P9">println(s"The song with the most significant drop in position: $songWithMaxDrop (Drop: $maxPositionDrop positions)"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<text:span text:style-name="T5">6</text:span>.</text:p>
      <text:p text:style-name="P10">val numDebutedAtNumberOne = dataRDD.filter(row =&gt; row.split(",")(1).toInt == 1 &amp;&amp; row.split(",")(4).toInt == 0).count()</text:p>
      <text:p text:style-name="P10">println(s"The number of songs that debuted at number one: $numDebutedAtNumberOne")</text:p>
      <text:p text:style-name="P10">val songsDebutedAtNumberOneRDD = dataRDD.filter(row =&gt; row.split(",")(1).toInt == 1 &amp;&amp; row.split(",")(4).toInt == 0)</text:p>
      <text:p text:style-name="P10">val artistSongRDD = songsDebutedAtNumberOneRDD.map(row =&gt; (row.split(",")(3), row.split(",")(2)))</text:p>
      <text:p text:style-name="P4">artistSongRDD.collect().foreach { case (artist, song) =&gt; println(s"Artist: $artist, Song: $song")}</text:p>
      <text:p text:style-name="P4"/>
      <text:p text:style-name="P4"/>
      <text:p text:style-name="P2"/>
      <text:p text:style-name="P2"><text:span text:style-name="T5">7</text:span>.</text:p>
      <text:p text:style-name="Standard">val peakPositionRDD = <text:span text:style-name="T1">data</text:span>RDD.filter(row =&gt; row.split(",")(<text:span text:style-name="T1">6</text:span>).toInt &gt; 10).map(row =&gt; row.split(",")(<text:span text:style-name="T1">5</text:span>).toInt)</text:p>
      <text:p text:style-name="Standard">val avgPeakPosition = peakPositionRDD.mean()</text:p>
      <text:p text:style-name="Standard">println(s"The average peak position for songs that spent more than 10 weeks on the chart: $avgPeakPosition")</text:p>
      <text:p text:style-name="Standard"/>
      <text:p text:style-name="P5"/>
      <text:p text:style-name="Standard"/>
      <text:p text:style-name="P1"/>
      <text:p text:style-name="P2"><text:span text:style-name="T3">8</text:span>.</text:p>
      <text:p text:style-name="P2">val songTotalWeeksRDD = dataRDD.map(row =&gt; (row.split(",")(2), row.split(",")(3), row.split(",")(7).toInt))</text:p>
      <text:p text:style-name="P5">val numberOneSongsRDD = dataRDD.filter(row =&gt; row.split(",")(1).toInt == 1).map(row =&gt; (row.split(",")(3), row.split(",")(2)))</text:p>
      <text:p text:style-name="P5">val performerCountRDD = numberOneSongsRDD.mapValues(_ =&gt; 1).reduceByKey(_ + _)</text:p>
      <text:p text:style-name="P5">val performerWithMostNumberOneSongs = performerCountRDD.sortBy(_._2, ascending = false).first()._1</text:p>
      <text:p text:style-name="P5">println(s"Performer with the most number one songs: $performerWithMostNumberOneSongs")</text:p>
      <text:p text:style-name="P5">val numberOneSongsOfMostSuccessfulPerformer = numberOneSongsRDD.filter { case (performer, _) =&gt; performer == performerWithMostNumberOneSongs }.map(_._2).collect()</text:p>
      <text:p text:style-name="P5">println("List of number one songs for the performer:") ; numberOneSongsOfMostSuccessfulPerformer.foreach(song =&gt; println(song))</text:p>
      <text:p text:style-name="P5"/>
      <text:p text:style-name="P5"/>
      <text:p text:style-name="P6"><text:span text:style-name="T3">9</text:span>.</text:p>
      <text:p text:style-name="P6">val performerSongRDD = dataRDD.map(row =&gt; (row.split(",")(3), row.split(",")(2)))</text:p>
      <text:p text:style-name="P6">val uniqueSongsCountRDD = performerSongRDD.distinct().mapValues(_ =&gt; 1).reduceByKey(_ + _)</text:p>
      <text:p text:style-name="P6">val performerWithMostUniqueSongs = uniqueSongsCountRDD.sortBy(_._2, ascending = false).first()._1</text:p>
      <text:p text:style-name="P6">val uniqueSongsCount = uniqueSongsCountRDD.lookup(performerWithMostUniqueSongs).head</text:p>
      <text:p text:style-name="P6">val uniqueSongsList = performerSongRDD.filter { case (performer, _) =&gt; performer == performerWithMostUniqueSongs }.map(_._2).collect()</text:p>
      <text:p text:style-name="P6">println(s"Performer with the highest number of unique songs: $performerWithMostUniqueSongs")</text:p>
      <text:p text:style-name="P6">println(s"Count of unique songs: $uniqueSongsCount")</text:p>
      <text:p text:style-name="P6">println("List of unique songs:") ; uniqueSongsList.foreach</text:p>
      <text:p text:style-name="P6"/>
      <text:p text:style-name="P6"/>
      <text:p text:style-name="P7"><text:span text:style-name="T3">10</text:span>.</text:p>
      <text:p text:style-name="P7"><text:soft-page-break/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4T18:55:03.683584989</meta:creation-date>
    <dc:date>2023-06-24T23:52:36.595620769</dc:date>
    <meta:editing-duration>PT24M3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58" meta:word-count="391" meta:character-count="4024" meta:non-whitespace-character-count="3689"/>
  </office:meta>
</office:document-meta>
</file>